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D10000006F30C5C7E882DA4D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" style:family="graphic" style:parent-style-name="standard">
      <style:graphic-properties svg:stroke-color="#ffff00" draw:fill-color="#ffff00" draw:textarea-horizontal-align="justify" draw:textarea-vertical-align="middle" draw:auto-grow-height="false" fo:min-height="0.5cm" fo:min-width="4.25cm"/>
      <style:paragraph-properties style:writing-mode="lr-tb"/>
    </style:style>
    <style:style style:name="gr4" style:family="graphic" style:parent-style-name="standard">
      <style:graphic-properties svg:stroke-color="#e8f2a1" draw:fill-color="#e8f2a1" draw:textarea-horizontal-align="justify" draw:textarea-vertical-align="middle" draw:auto-grow-height="false" fo:min-height="0.5cm" fo:min-width="2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26.25cm"/>
      <style:paragraph-properties style:writing-mode="lr-tb"/>
    </style:style>
    <style:style style:name="gr6" style:family="graphic" style:parent-style-name="standard">
      <style:graphic-properties svg:stroke-color="#dddddd" draw:fill-color="#cccccc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31cm"/>
      <style:paragraph-properties style:writing-mode="lr-tb"/>
    </style:style>
    <style:style style:name="gr8" style:family="graphic" style:parent-style-name="standard">
      <style:graphic-properties svg:stroke-color="#dddddd" draw:fill-color="#dddddd" draw:textarea-horizontal-align="justify" draw:textarea-vertical-align="middle" draw:auto-grow-height="false" fo:min-height="0.25cm" fo:min-width="0.75cm"/>
      <style:paragraph-properties style:writing-mode="lr-tb"/>
    </style:style>
    <style:style style:name="gr9" style:family="graphic" style:parent-style-name="standard">
      <style:graphic-properties svg:stroke-color="#dddddd" draw:fill-color="#dddddd" draw:textarea-horizontal-align="justify" draw:textarea-vertical-align="middle" draw:auto-grow-height="false" fo:min-height="0.5cm" fo:min-width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5.63cm" svg:height="1.75cm" svg:x="3.62cm" svg:y="2.75cm">
          <draw:image xlink:href="Pictures/10000001000008D10000006F30C5C7E882DA4D06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0.725cm" svg:x="1.75cm" svg:y="3.5cm">
          <draw:text-box>
            <text:p text:style-name="P2">Read 1</text:p>
          </draw:text-box>
        </draw:frame>
        <draw:frame draw:style-name="gr2" draw:text-style-name="P3" draw:layer="layout" svg:width="2cm" svg:height="0.725cm" svg:x="1.75cm" svg:y="4cm">
          <draw:text-box>
            <text:p text:style-name="P2">Read 2</text:p>
          </draw:text-box>
        </draw:frame>
        <draw:frame draw:style-name="gr2" draw:text-style-name="P3" draw:layer="layout" svg:width="2cm" svg:height="0.725cm" svg:x="1.75cm" svg:y="5.25cm">
          <draw:text-box>
            <text:p text:style-name="P2">Read 1</text:p>
          </draw:text-box>
        </draw:frame>
        <draw:frame draw:style-name="gr2" draw:text-style-name="P3" draw:layer="layout" svg:width="2cm" svg:height="0.725cm" svg:x="1.75cm" svg:y="5.75cm">
          <draw:text-box>
            <text:p text:style-name="P2">Read 2</text:p>
          </draw:text-box>
        </draw:frame>
        <draw:custom-shape draw:style-name="gr3" draw:text-style-name="P5" draw:layer="layout" svg:width="4.75cm" svg:height="0.75cm" svg:x="4cm" svg:y="5.75cm">
          <text:p text:style-name="P4"><text:span text:style-name="T1">Sampl</text:span><text:span text:style-name="T1">e 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0.75cm" svg:x="8.75cm" svg:y="5.75cm">
          <text:p text:style-name="P1"><text:span text:style-name="T1">GCA</text:span><text:span text:style-name="T1">GG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6.75cm" svg:height="0.75cm" svg:x="11.5cm" svg:y="5.75cm">
          <text:p text:style-name="P1"><text:span text:style-name="T1">Inser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5cm" svg:height="0.5cm" svg:x="4cm" svg:y="5.25cm">
          <text:p text:style-name="P1">??????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1.5cm" svg:height="0.5cm" svg:x="6.75cm" svg:y="5.25cm">
          <text:p text:style-name="P1"><text:span text:style-name="T1">Inser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5cm" svg:height="0.5cm" svg:x="38.25cm" svg:y="5.25cm">
          <text:p text:style-name="P1">??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5cm" svg:height="0.75cm" svg:x="38.25cm" svg:y="5.75cm">
          <text:p text:style-name="P1">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94cm" fo:page-height="9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7T13:01:23.789930952</meta:creation-date>
    <dc:date>2022-09-07T13:36:18.672219932</dc:date>
    <meta:editing-duration>PT14M4S</meta:editing-duration>
    <meta:editing-cycles>1</meta:editing-cycles>
    <meta:document-statistic meta:object-count="12"/>
    <meta:generator>LibreOffice/7.3.5.2$Linux_X86_64 LibreOffice_project/30$Build-2</meta:generator>
  </office:meta>
</office:document-meta>
</file>